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0pt" style:font-size-asian="30pt" style:font-size-complex="30pt"/>
    </style:style>
    <style:style style:name="P3"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3">Typically, genetic programming is applied to languages that give tree-structured models of software a first-class role in the language. [Brameier &amp; Banzhaf, 2007]</text:span></text:p>
              </text:list-item>
              <text:list-item>
                <text:p text:style-name="P2"><text:span text:style-name="T3">That is because tree structures are easier to manipulate using software.</text:span></text:p>
              </text:list-item>
              <text:list-item>
                <text:p text:style-name="P2"><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 text:style-name="P2"><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2"><text:span text:style-name="T5">Such a language could make genetic programming easier to apply to imperative languages.</text:span></text:p>
              </text:list-item>
              <text:list-item>
                <text:p text:style-name="P2"><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6:49:39.967613578</dc:date>
    <meta:editing-duration>PT3H7M47S</meta:editing-duration>
    <meta:editing-cycles>18</meta:editing-cycles>
    <meta:document-statistic meta:object-count="61"/>
  </office:meta>
</office:document-meta>
</file>